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dddddd" style:text-align-source="fix" style:repeat-content="false" fo:border="0.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" style:family="table-cell" style:parent-style-name="Default">
      <style:table-cell-properties fo:background-color="#00ff66" style:text-align-source="fix" style:repeat-content="false" fo:border="0.6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00ff66" style:text-align-source="fix" style:repeat-content="false" fo:border="0.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dddddd" style:text-align-source="fix" style:repeat-content="false" fo:border="0.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2" table:number-columns-repeated="1017" table:default-cell-style-name="ce3"/>
        <table:table-row table:style-name="ro1">
          <table:table-cell table:style-name="ce6" office:value-type="string" calcext:value-type="string" table:number-columns-spanned="7" table:number-rows-spanned="1">
            <text:p>Pascal Triangle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1" office:value-type="string" calcext:value-type="string">
            <text:p>n\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-00-0000</text:date>, <text:time style:data-style-name="N2" text:time-value="09:29:05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2:08:46.431000000</meta:creation-date>
    <dc:date>2019-06-24T09:32:09.872000000</dc:date>
    <meta:editing-duration>PT36M57S</meta:editing-duration>
    <meta:editing-cycles>7</meta:editing-cycles>
    <meta:generator>LibreOffice/6.2.3.2$Windows_X86_64 LibreOffice_project/aecc05fe267cc68dde00352a451aa867b3b546ac</meta:generator>
    <meta:document-statistic meta:table-count="1" meta:cell-count="50" meta:object-count="0"/>
  </office:meta>
</office:document-meta>
</file>